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dba" officeooo:paragraph-rsid="000dedba"/>
    </style:style>
    <style:style style:name="P2" style:family="paragraph" style:parent-style-name="Standard">
      <style:text-properties fo:font-style="normal" fo:font-weight="bold" officeooo:rsid="000dedba" officeooo:paragraph-rsid="000dedba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e32bd" officeooo:paragraph-rsid="000e32b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0fa85d" officeooo:paragraph-rsid="000fa85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bold" officeooo:rsid="000fa85d" officeooo:paragraph-rsid="000fa85d" style:font-weight-asian="bold" style:font-weight-complex="bold"/>
    </style:style>
    <style:style style:name="T1" style:family="text">
      <style:text-properties officeooo:rsid="000e32bd"/>
    </style:style>
    <style:style style:name="T2" style:family="text">
      <style:text-properties officeooo:rsid="000fa85d"/>
    </style:style>
    <style:style style:name="T3" style:family="text">
      <style:text-properties officeooo:rsid="00102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Analysis Survey</text:p>
      <text:p text:style-name="P5"/>
      <text:p text:style-name="P5">1. Should the gameplay cater more towards casual and new players or towards competitive and veteran players or both?</text:p>
      <text:p text:style-name="P5"/>
      <text:p text:style-name="P5"><text:tab/>Causal <text:tab/><text:tab/> <text:s/>Competitive<text:tab/><text:tab/><text:tab/>Both</text:p>
      <text:p text:style-name="P1"/>
      <text:p text:style-name="P2"><text:span text:style-name="T3">2</text:span>. Should there <text:span text:style-name="T1">be a high score screen so users can compare scores?</text:span></text:p>
      <text:p text:style-name="P2"/>
      <text:p text:style-name="P3"><text:tab/>YES<text:tab/><text:tab/><text:tab/><text:tab/><text:tab/><text:tab/><text:tab/>NO</text:p>
      <text:p text:style-name="P3"/>
      <text:p text:style-name="P3"><text:span text:style-name="T3">3</text:span>. Should the map be randomly generated or always have the same layout?</text:p>
      <text:p text:style-name="P3"/>
      <text:p text:style-name="P3"><text:tab/>Random layout<text:tab/><text:tab/><text:tab/><text:tab/><text:tab/>Identical layout</text:p>
      <text:p text:style-name="P3"/>
      <text:p text:style-name="P3"><text:span text:style-name="T3">4</text:span>. Should the dungeon be split into rooms, or should the dungeon be open to explore?</text:p>
      <text:p text:style-name="P3"/>
      <text:p text:style-name="P3"><text:tab/>Rooms<text:tab/><text:tab/><text:tab/><text:tab/><text:tab/><text:tab/><text:tab/>Open</text:p>
      <text:p text:style-name="P3"/>
      <text:p text:style-name="P3"><text:span text:style-name="T3">5</text:span>. Should the<text:span text:style-name="T2">re</text:span> be more than one character, each with different stats and maybe attacks?</text:p>
      <text:p text:style-name="P3"/>
      <text:p text:style-name="P3"><text:tab/>One character<text:tab/><text:tab/><text:tab/><text:tab/><text:tab/>Multiple characters</text:p>
      <text:p text:style-name="P3"/>
      <text:p text:style-name="P3"><text:span text:style-name="T3">6</text:span>. <text:span text:style-name="T2">Should there be a levelling system where the users health and damage?</text:span></text:p>
      <text:p text:style-name="P3"/>
      <text:p text:style-name="P3"><text:tab/><text:span text:style-name="T2">NO<text:tab/><text:tab/><text:tab/><text:tab/><text:tab/><text:tab/><text:tab/>YES</text:span></text:p>
      <text:p text:style-name="P4"/>
      <text:p text:style-name="P4"><text:span text:style-name="T3">7</text:span>. Should there be multiple types of enemies, like a boss enemy for instances that has special attacks?</text:p>
      <text:p text:style-name="P4"/>
      <text:p text:style-name="P4"><text:tab/>YES<text:tab/><text:tab/><text:tab/><text:tab/><text:tab/><text:tab/><text:tab/>NO</text:p>
      <text:p text:style-name="P4"/>
      <text:p text:style-name="P4"><text:span text:style-name="T3">8</text:span>. Should the game have an end, or should it go on until the player dies?</text:p>
      <text:p text:style-name="P4"/>
      <text:p text:style-name="P4"><text:tab/>End<text:tab/><text:tab/><text:tab/><text:tab/><text:tab/><text:tab/><text:tab/>Infin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2:01:31.639000000</meta:creation-date>
    <dc:date>2018-05-01T22:51:31.158000000</dc:date>
    <meta:editing-duration>PT3M29S</meta:editing-duration>
    <meta:editing-cycles>1</meta:editing-cycles>
    <meta:document-statistic meta:table-count="0" meta:image-count="0" meta:object-count="0" meta:page-count="1" meta:paragraph-count="17" meta:word-count="147" meta:character-count="872" meta:non-whitespace-character-count="690"/>
    <meta:generator>LibreOffice/5.4.2.2$Windows_X86_64 LibreOffice_project/22b09f6418e8c2d508a9eaf86b2399209b0990f4</meta:generator>
  </office:meta>
</office:document-meta>
</file>